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algrind --tool=cachegrind ./1.out</text:p>
      <text:p text:style-name="Standard">==6630== Cachegrind, a cache and branch-prediction profiler</text:p>
      <text:p text:style-name="Standard">==6630== Copyright (C) 2002-2017, and GNU GPL'd, by Nicholas Nethercote et al.</text:p>
      <text:p text:style-name="Standard">==6630== Using Valgrind-3.18.1 and LibVEX; rerun with -h for copyright info</text:p>
      <text:p text:style-name="Standard">==6630== Command: ./1.out</text:p>
      <text:p text:style-name="Standard">==6630== </text:p>
      <text:p text:style-name="Standard">--6630-- warning: L3 cache found, using its data for the LL simulation.</text:p>
      <text:p text:style-name="Standard"/>
      <text:p text:style-name="Standard">secs:7.464452</text:p>
      <text:p text:style-name="Standard">==6630== </text:p>
      <text:p text:style-name="Standard">==6630== I <text:s text:c="2"/>refs: <text:s text:c="5"/>783,306,031</text:p>
      <text:p text:style-name="Standard">==6630== I1 <text:s/>misses: <text:s text:c="9"/>1,445</text:p>
      <text:p text:style-name="Standard">==6630== LLi misses: <text:s text:c="9"/>1,420</text:p>
      <text:p text:style-name="Standard">==6630== I1 <text:s/>miss rate: <text:s text:c="7"/>0.00%</text:p>
      <text:p text:style-name="Standard">==6630== LLi miss rate: <text:s text:c="7"/>0.00%</text:p>
      <text:p text:style-name="Standard">==6630== </text:p>
      <text:p text:style-name="Standard">==6630== D <text:s text:c="2"/>refs: <text:s text:c="5"/>306,631,868 <text:s/>(288,660,378 rd <text:s text:c="2"/>+ 17,971,490 wr)</text:p>
      <text:p text:style-name="Standard">==6630== D1 <text:s/>misses: <text:s text:c="4"/>16,894,756 <text:s/>( 16,869,520 rd <text:s text:c="2"/>+ <text:s text:c="4"/>25,236 wr)</text:p>
      <text:p text:style-name="Standard">==6630== LLd misses: <text:s text:c="8"/>26,505 <text:s/>( <text:s text:c="5"/>1,334 rd <text:s text:c="2"/>+ <text:s text:c="4"/>25,171 wr)</text:p>
      <text:p text:style-name="Standard">==6630== D1 <text:s/>miss rate: <text:s text:c="8"/>5.5% ( <text:s text:c="7"/>5.8% <text:s text:c="4"/>+ <text:s text:c="7"/>0.1% <text:s/>)</text:p>
      <text:p text:style-name="Standard">==6630== LLd miss rate: <text:s text:c="8"/>0.0% ( <text:s text:c="7"/>0.0% <text:s text:c="4"/>+ <text:s text:c="7"/>0.1% <text:s/>)</text:p>
      <text:p text:style-name="Standard">==6630== </text:p>
      <text:p text:style-name="Standard">==6630== LL refs: <text:s text:c="7"/>16,896,201 <text:s/>( 16,870,965 rd <text:s text:c="2"/>+ <text:s text:c="4"/>25,236 wr)</text:p>
      <text:p text:style-name="Standard">==6630== LL misses: <text:s text:c="9"/>27,925 <text:s/>( <text:s text:c="5"/>2,754 rd <text:s text:c="2"/>+ <text:s text:c="4"/>25,171 wr)</text:p>
      <text:p text:style-name="Standard">==6630== LL miss rate: <text:s text:c="9"/>0.0% ( <text:s text:c="7"/>0.0% <text:s text:c="4"/>+ <text:s text:c="7"/>0.1% <text:s/>)</text:p>
      <text:p text:style-name="Standard"/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>valgrind --tool=cachegrind ./2.out</text:p>
      <text:p text:style-name="Standard">==7288== Cachegrind, a cache and branch-prediction profiler</text:p>
      <text:p text:style-name="Standard">==7288== Copyright (C) 2002-2017, and GNU GPL'd, by Nicholas Nethercote et al.</text:p>
      <text:p text:style-name="Standard">==7288== Using Valgrind-3.18.1 and LibVEX; rerun with -h for copyright info</text:p>
      <text:p text:style-name="Standard">==7288== Command: ./2.out</text:p>
      <text:p text:style-name="Standard">==7288== </text:p>
      <text:p text:style-name="Standard">--7288-- warning: L3 cache found, using its data for the LL simulation.</text:p>
      <text:p text:style-name="Standard"/>
      <text:p text:style-name="Standard">secs:7.372939</text:p>
      <text:p text:style-name="Standard">==7288== </text:p>
      <text:p text:style-name="Standard">==7288== I <text:s text:c="2"/>refs: <text:s text:c="5"/>783,306,020</text:p>
      <text:p text:style-name="Standard">==7288== I1 <text:s/>misses: <text:s text:c="9"/>1,445</text:p>
      <text:p text:style-name="Standard">==7288== LLi misses: <text:s text:c="9"/>1,420</text:p>
      <text:p text:style-name="Standard">==7288== I1 <text:s/>miss rate: <text:s text:c="7"/>0.00%</text:p>
      <text:p text:style-name="Standard">==7288== LLi miss rate: <text:s text:c="7"/>0.00%</text:p>
      <text:p text:style-name="Standard">==7288== </text:p>
      <text:p text:style-name="Standard">==7288== D <text:s text:c="2"/>refs: <text:s text:c="5"/>306,631,864 <text:s/>(288,660,374 rd <text:s text:c="2"/>+ 17,971,490 wr)</text:p>
      <text:p text:style-name="Standard">==7288== D1 <text:s/>misses: <text:s text:c="5"/>2,140,708 <text:s/>( <text:s/>2,115,472 rd <text:s text:c="2"/>+ <text:s text:c="4"/>25,236 wr)</text:p>
      <text:p text:style-name="Standard">==7288== LLd misses: <text:s text:c="8"/>26,505 <text:s/>( <text:s text:c="5"/>1,334 rd <text:s text:c="2"/>+ <text:s text:c="4"/>25,171 wr)</text:p>
      <text:p text:style-name="Standard">==7288== D1 <text:s/>miss rate: <text:s text:c="8"/>0.7% ( <text:s text:c="7"/>0.7% <text:s text:c="4"/>+ <text:s text:c="7"/>0.1% <text:s/>)</text:p>
      <text:p text:style-name="Standard">==7288== LLd miss rate: <text:s text:c="8"/>0.0% ( <text:s text:c="7"/>0.0% <text:s text:c="4"/>+ <text:s text:c="7"/>0.1% <text:s/>)</text:p>
      <text:p text:style-name="Standard">==7288== </text:p>
      <text:p text:style-name="Standard">==7288== LL refs: <text:s text:c="8"/>2,142,153 <text:s/>( <text:s/>2,116,917 rd <text:s text:c="2"/>+ <text:s text:c="4"/>25,236 wr)</text:p>
      <text:p text:style-name="Standard">==7288== LL misses: <text:s text:c="9"/>27,925 <text:s/>( <text:s text:c="5"/>2,754 rd <text:s text:c="2"/>+ <text:s text:c="4"/>25,171 wr)</text:p>
      <text:p text:style-name="Standard"><text:soft-page-break/>==7288== LL miss rate: <text:s text:c="9"/>0.0% ( <text:s text:c="7"/>0.0% <text:s text:c="4"/>+ <text:s text:c="7"/>0.1% <text:s/>)</text:p>
      <text:p text:style-name="Standard"/>
      <text:p text:style-name="Standard">////////////////////////////////////////////////////////////////////////////////////////////////////////////////////////////////////////////////</text:p>
      <text:p text:style-name="Standard"/>
      <text:p text:style-name="Standard">valgrind --tool=cachegrind ./3.out</text:p>
      <text:p text:style-name="Standard">==7801== Cachegrind, a cache and branch-prediction profiler</text:p>
      <text:p text:style-name="Standard">==7801== Copyright (C) 2002-2017, and GNU GPL'd, by Nicholas Nethercote et al.</text:p>
      <text:p text:style-name="Standard">==7801== Using Valgrind-3.18.1 and LibVEX; rerun with -h for copyright info</text:p>
      <text:p text:style-name="Standard">==7801== Command: ./3.out</text:p>
      <text:p text:style-name="Standard">==7801== </text:p>
      <text:p text:style-name="Standard">--7801-- warning: L3 cache found, using its data for the LL simulation.</text:p>
      <text:p text:style-name="Standard"/>
      <text:p text:style-name="Standard">secs:7.587796</text:p>
      <text:p text:style-name="Standard">==7801== </text:p>
      <text:p text:style-name="Standard">==7801== I <text:s text:c="2"/>refs: <text:s text:c="5"/>783,306,038</text:p>
      <text:p text:style-name="Standard">==7801== I1 <text:s/>misses: <text:s text:c="9"/>1,449</text:p>
      <text:p text:style-name="Standard">==7801== LLi misses: <text:s text:c="9"/>1,423</text:p>
      <text:p text:style-name="Standard">==7801== I1 <text:s/>miss rate: <text:s text:c="7"/>0.00%</text:p>
      <text:p text:style-name="Standard">==7801== LLi miss rate: <text:s text:c="7"/>0.00%</text:p>
      <text:p text:style-name="Standard">==7801== </text:p>
      <text:p text:style-name="Standard">==7801== D <text:s text:c="2"/>refs: <text:s text:c="5"/>306,631,870 <text:s/>(288,660,379 rd <text:s text:c="2"/>+ 17,971,491 wr)</text:p>
      <text:p text:style-name="Standard">==7801== D1 <text:s/>misses: <text:s text:c="4"/>18,967,074 <text:s/>( 18,941,838 rd <text:s text:c="2"/>+ <text:s text:c="4"/>25,236 wr)</text:p>
      <text:p text:style-name="Standard">==7801== LLd misses: <text:s text:c="8"/>26,505 <text:s/>( <text:s text:c="5"/>1,334 rd <text:s text:c="2"/>+ <text:s text:c="4"/>25,171 wr)</text:p>
      <text:p text:style-name="Standard">==7801== D1 <text:s/>miss rate: <text:s text:c="8"/>6.2% ( <text:s text:c="7"/>6.6% <text:s text:c="4"/>+ <text:s text:c="7"/>0.1% <text:s/>)</text:p>
      <text:p text:style-name="Standard">==7801== LLd miss rate: <text:s text:c="8"/>0.0% ( <text:s text:c="7"/>0.0% <text:s text:c="4"/>+ <text:s text:c="7"/>0.1% <text:s/>)</text:p>
      <text:p text:style-name="Standard">==7801== </text:p>
      <text:p text:style-name="Standard">==7801== LL refs: <text:s text:c="7"/>18,968,523 <text:s/>( 18,943,287 rd <text:s text:c="2"/>+ <text:s text:c="4"/>25,236 wr)</text:p>
      <text:p text:style-name="Standard">==7801== LL misses: <text:s text:c="9"/>27,928 <text:s/>( <text:s text:c="5"/>2,757 rd <text:s text:c="2"/>+ <text:s text:c="4"/>25,171 wr)</text:p>
      <text:p text:style-name="Standard">==7801== LL miss rate: <text:s text:c="9"/>0.0% ( <text:s text:c="7"/>0.0% <text:s text:c="4"/>+ <text:s text:c="7"/>0.1% <text:s/>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7:49:42.107026266</meta:creation-date>
    <dc:date>2024-05-23T17:53:15.873978161</dc:date>
    <meta:editing-duration>PT3M35S</meta:editing-duration>
    <meta:editing-cycles>1</meta:editing-cycles>
    <meta:document-statistic meta:table-count="0" meta:image-count="0" meta:object-count="0" meta:page-count="2" meta:paragraph-count="74" meta:word-count="470" meta:character-count="3696" meta:non-whitespace-character-count="2687"/>
    <meta:generator>LibreOffice/7.3.7.2$Linux_X86_64 LibreOffice_project/30$Build-2</meta:generator>
  </office:meta>
</office:document-meta>
</file>